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-top="0.0138in" fo:padding-left="0in" fo:padding-bottom="0.0138in" fo:padding-right="0.0138in" style:shadow="non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paragraph-properties fo:text-align="center"/>
      <style:text-properties style:font-name="Calibri"/>
    </style:style>
    <style:style style:name="P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Calibri"/>
    </style:style>
    <style:style style:name="P7" style:parent-style-name="Standard" style:family="paragraph">
      <style:paragraph-properties fo:text-align="justify"/>
      <style:text-properties style:font-name="Calibri"/>
    </style:style>
    <style:style style:name="P8" style:parent-style-name="Standard" style:family="paragraph">
      <style:paragraph-properties fo:text-align="justify"/>
      <style:text-properties style:font-name="Calibri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T11" style:parent-style-name="Policepardéfaut" style:family="text">
      <style:text-properties style:font-name="Calibri" style:font-name-complex="Calibri"/>
    </style:style>
    <style:style style:name="T12" style:parent-style-name="Policepardéfaut" style:family="text">
      <style:text-properties style:font-name="Calibri"/>
    </style:style>
    <style:style style:name="P13" style:parent-style-name="Standard" style:family="paragraph">
      <style:paragraph-properties fo:text-align="justify"/>
      <style:text-properties style:font-name="Calibri" style:font-name-complex="Calibri"/>
    </style:style>
    <style:style style:name="P14" style:parent-style-name="Standard" style:family="paragraph">
      <style:paragraph-properties fo:text-align="justify"/>
    </style:style>
    <style:style style:name="T15" style:parent-style-name="Policepardéfaut" style:family="text">
      <style:text-properties style:font-name="Calibri" style:font-name-complex="Calibri"/>
    </style:style>
    <style:style style:name="T16" style:parent-style-name="Policepardéfaut" style:family="text">
      <style:text-properties style:font-name="Calibri" style:font-name-complex="Calibri"/>
    </style:style>
    <style:style style:name="T17" style:parent-style-name="Policepardéfaut" style:family="text">
      <style:text-properties style:font-name="Calibri" style:font-name-complex="Calibri"/>
    </style:style>
    <style:style style:name="T18" style:parent-style-name="Policepardéfaut" style:family="text">
      <style:text-properties style:font-name="Calibri" style:font-name-complex="Calibri"/>
    </style:style>
    <style:style style:name="T19" style:parent-style-name="Policepardéfaut" style:family="text">
      <style:text-properties style:font-name="Calibri" style:font-name-complex="Calibri"/>
    </style:style>
    <style:style style:name="T20" style:parent-style-name="Policepardéfaut" style:family="text">
      <style:text-properties style:font-name="Calibri"/>
    </style:style>
    <style:style style:name="P21" style:parent-style-name="Standard" style:family="paragraph">
      <style:paragraph-properties fo:text-align="justify"/>
      <style:text-properties style:font-name="Calibri" style:font-name-complex="Calibri"/>
    </style:style>
  </office:automatic-styles>
  <office:body>
    <office:text text:use-soft-page-breaks="true">
      <text:p text:style-name="P1"><text:bookmark-start text:name="_Hlk531020086"/>RAPPORT D’ACTIVITÉ INDIVIDUEL</text:p>
      <text:p text:style-name="P2"/>
      <text:p text:style-name="P3"/>
      <text:p text:style-name="P4">Semaine 4 du 3/12/2018 au 10/12/2018 :</text:p>
      <text:p text:style-name="P5"/>
      <text:p text:style-name="P6">Prise des photos de l’IUT : 1h30, début 06/12/2018 à 15h00. Ressources mobilisées : caméra 360 utilisée à 100%, smartphone utilisé à 100%. Tâche réalisée en<text:s/>groupe, je me suis occupé de la prise des photos avec mon smartphone.<text:s/><text:bookmark-end text:name="_Hlk531020086"/></text:p>
      <text:p text:style-name="P7"/>
      <text:p text:style-name="P8">Avancement du projet (Placement des points d’intérêts, mise en place des photos de l’IUT…) : 2h, début 06/12/2018 à 20h. Ressources mobilisées : ordinateur personnel utilisé à 100%.</text:p>
      <text:p text:style-name="P9"/>
      <text:p text:style-name="P10"><text:span text:style-name="T11">Avancement du projet (suppression de points, sauvegarde) : 2h, début 08/12/2018 à 14h.<text:s/></text:span><text:span text:style-name="T12">Ressources mobilisées : ordinateur personnel utilisé à 100%.</text:span></text:p>
      <text:p text:style-name="P13"/>
      <text:p text:style-name="P14"><text:span text:style-name="T15">Avancement du projet (sécurisation ajout de points, sauvegarde) : 2h, début<text:s/></text:span><text:span text:style-name="T16">10</text:span><text:span text:style-name="T17">/12/2018 à 1</text:span><text:span text:style-name="T18">8</text:span><text:span text:style-name="T19">h.<text:s/></text:span><text:span text:style-name="T20">Ressources mobilisées : ordinateur personnel utilisé à 100%.</text:span>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MORA Enzo G4 – Projet ‘Visite virtuelle de l’IUT'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zo MORA</meta:initial-creator>
    <dc:creator>Enzo MORA</dc:creator>
    <meta:creation-date>2018-11-29T16:34:00Z</meta:creation-date>
    <dc:date>2018-12-10T18:55:00Z</dc:date>
    <meta:template xlink:href="Normal" xlink:type="simple"/>
    <meta:editing-cycles>13</meta:editing-cycles>
    <meta:editing-duration>PT480S</meta:editing-duration>
    <meta:document-statistic meta:page-count="1" meta:paragraph-count="1" meta:word-count="121" meta:character-count="788" meta:row-count="5" meta:non-whitespace-character-count="668"/>
  </office:meta>
</office:document-meta>
</file>